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  <style:text-properties fo:color="#000000" style:font-name="Liberation Sans Narrow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Liberation Sans Narrow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</style:style>
    <style:style style:name="T1" style:family="text">
      <style:text-properties fo:color="#000000" style:font-name="Segoe UI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iberation Sans Narro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Liberation Sans Narrow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Liberation Sans Narrow" fo:font-size="33pt" fo:font-weight="bold" style:font-size-asian="33pt" style:font-weight-asian="bold" style:font-size-complex="33pt" style:font-weight-complex="bold"/>
    </style:style>
    <style:style style:name="T7" style:family="text">
      <style:text-properties fo:color="#000000" style:font-name="Liberation Sans Narrow" fo:font-size="34pt" fo:font-weight="bold" style:font-size-asian="34pt" style:font-weight-asian="bold" style:font-size-complex="34pt" style:font-weight-complex="bold"/>
    </style:style>
    <style:style style:name="T8" style:family="text">
      <style:text-properties fo:font-size="6.5pt" style:font-size-asian="6.5pt" style:font-size-complex="6.5pt"/>
    </style:style>
    <style:style style:name="T9" style:family="text">
      <style:text-properties fo:color="#000000" style:font-name="Segoe UI Semibold" fo:font-size="20pt" style:font-size-asian="20pt" style:font-size-complex="20pt"/>
    </style:style>
    <style:style style:name="T10" style:family="text">
      <style:text-properties style:font-name="Segoe UI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2.974cm" svg:x="1.27cm" svg:y="1.016cm">
          <draw:text-box>
            <text:p text:style-name="P1"><text:span text:style-name="T1">HYMN #480</text:span><text:span text:style-name="T2"> </text:span></text:p>
            <text:p text:style-name="P1"><text:span text:style-name="T3">“</text:span><text:span text:style-name="T3">He's Risen, He's Ris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237cm" svg:x="1.27cm" svg:y="0.891cm">
          <draw:text-box>
            <text:p text:style-name="P4"><text:span text:style-name="T4">1.</text:span><text:span text:style-name="T5"> He’s risen, He’s risen, Christ Jesus, the Lord;</text:span><text:span text:style-name="T5"><text:line-break/></text:span><text:span text:style-name="T5"> <text:s text:c="2"/></text:span><text:span text:style-name="T6">He opened death’s prison, the-incarnate, true Word.</text:span><text:span text:style-name="T5"><text:line-break/></text:span><text:span text:style-name="T5"> <text:s text:c="2"/>Break forth, hosts of heaven, in jubilant song</text:span><text:span text:style-name="T5"><text:line-break/></text:span><text:span text:style-name="T5"> <text:s text:c="2"/></text:span><text:span text:style-name="T6">And earth, sea, and mountain their praises prol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6.263cm" svg:x="1.27cm" svg:y="0.849cm">
          <draw:text-box>
            <text:p text:style-name="P4"><text:span text:style-name="T5">2. The foe was triumphant when on Calvary</text:span><text:span text:style-name="T5"><text:line-break/></text:span><text:span text:style-name="T5"> <text:s text:c="3"/>The Lord of creation was nailed to the tree.</text:span><text:span text:style-name="T5"><text:line-break/></text:span><text:span text:style-name="T5"> <text:s text:c="3"/>In Satan’s domain did the hosts shout and jeer,</text:span><text:span text:style-name="T5"><text:line-break/></text:span><text:span text:style-name="T5"> <text:s text:c="3"/>For Jesus was slain, whom the evil ones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6.162cm" svg:height="6.604cm" svg:x="1.016cm" svg:y="1.016cm">
          <draw:text-box>
            <text:p text:style-name="P4"><text:span text:style-name="T4">3. </text:span><text:span text:style-name="T5">But short was their triumph; the Savior arose,</text:span><text:span text:style-name="T5"><text:line-break/></text:span><text:span text:style-name="T5"> <text:s/></text:span><text:span text:style-name="T7"><text:s/>And death, hell, and Satan He vanquished, His foes.</text:span><text:span text:style-name="T5"><text:line-break/></text:span><text:span text:style-name="T5"> <text:s text:c="2"/>The conquering Lord lifts His banner on high;</text:span><text:span text:style-name="T5"><text:line-break/></text:span><text:span text:style-name="T5"> <text:s text:c="2"/>He lives, yes, He lives, and will nevermore d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5.908cm" svg:height="6.315cm" svg:x="1.016cm" svg:y="0.984cm">
          <draw:text-box>
            <text:p text:style-name="P4"><text:span text:style-name="T4">4.</text:span><text:span text:style-name="T7"> O, where is your sting, death? We fear you no more;</text:span><text:span text:style-name="T5"><text:line-break/></text:span><text:span text:style-name="T5"> <text:s text:c="2"/>Christ rose, and now open is fair Eden’s door.</text:span><text:span text:style-name="T5"><text:line-break/></text:span><text:span text:style-name="T5"> <text:s text:c="2"/>For all our transgressions His blood does atone;</text:span><text:span text:style-name="T5"><text:line-break/></text:span><text:span text:style-name="T5"> <text:s text:c="2"/>Redeemed and forgiven, we now are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8" draw:layer="layout" svg:width="25.908cm" svg:height="13.162cm" svg:x="1.016cm" svg:y="0.808cm">
          <draw:text-box>
            <text:p text:style-name="P6"><text:span text:style-name="T4">5. </text:span><text:span text:style-name="T7">Then sing your hosannas and raise your glad voice;</text:span><text:span text:style-name="T5"><text:line-break/></text:span><text:span text:style-name="T5"> <text:s text:c="2"/>Proclaim the blest tidings that all may rejoice.</text:span><text:span text:style-name="T5"><text:line-break/></text:span><text:span text:style-name="T5"> <text:s text:c="2"/></text:span><text:span text:style-name="T7">Laud, honor, and praise to the Lamb that was slain:</text:span><text:span text:style-name="T5"><text:line-break/></text:span><text:span text:style-name="T5"> <text:s text:c="2"/>With Father and Spirit He ever shall reign.</text:span></text:p>
            <text:p text:style-name="P7"><text:span text:style-name="T8"><text:line-break/></text:span><text:span text:style-name="T8"/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9">© 1941 Concordia Publishing House.</text:span></text:p>
            <text:p text:style-name="P7"><text:span text:style-name="T9">Used by permission:</text:span></text:p>
            <text:p text:style-name="P7"><text:span text:style-name="T9">LSB Hymn License</text:span></text:p>
            <text:p text:style-name="P7"><text:span text:style-name="T9"><text:s/></text:span><text:span text:style-name="T9">.NET, no. 100011038.</text:span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0:08:17.864000000</meta:creation-date>
    <dc:title>Hymn template</dc:title>
    <meta:editing-duration>PT9M7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13T18:51:35.912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4-29T10:08:17.583000000"/>
  </office:meta>
</office:document-meta>
</file>